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3.564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5.85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98cm" svg:y1="9.001cm" svg:x2="10.398cm" svg:y2="12.176cm">
          <text:p/>
        </draw:line>
        <draw:custom-shape draw:style-name="gr2" draw:text-style-name="P1" draw:layer="layout" svg:width="4.064cm" svg:height="1.143cm" svg:x="8.239cm" svg:y="7.858cm">
          <text:p text:style-name="P2">index.ht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1.143cm" svg:x="8.239cm" svg:y="12.176cm">
          <text:p text:style-name="P2">lista.js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0.271cm" svg:y="9.944cm">
          <draw:text-box>
            <text:p>op=lista</text:p>
          </draw:text-box>
        </draw:frame>
        <draw:custom-shape draw:style-name="gr4" draw:text-style-name="P1" draw:layer="layout" svg:width="6.35cm" svg:height="1.143cm" svg:x="7.223cm" svg:y="16.494cm">
          <text:p text:style-name="P2">formIncluiPessoa.jsp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3.319cm" svg:x2="10.398cm" svg:y2="16.494cm">
          <text:p/>
        </draw:line>
        <draw:frame draw:style-name="gr3" draw:text-style-name="P3" draw:layer="layout" svg:width="6.731cm" svg:height="0.962cm" svg:x="10.271cm" svg:y="14.262cm">
          <draw:text-box>
            <text:p>op=formIncluiPessoa</text:p>
          </draw:text-box>
        </draw:frame>
        <draw:line draw:style-name="gr1" draw:text-style-name="P1" draw:layer="layout" svg:x1="10.398cm" svg:y1="17.637cm" svg:x2="10.398cm" svg:y2="20.812cm">
          <text:p/>
        </draw:line>
        <draw:frame draw:style-name="gr3" draw:text-style-name="P3" draw:layer="layout" svg:width="6.731cm" svg:height="0.962cm" svg:x="10.271cm" svg:y="18.526cm">
          <draw:text-box>
            <text:p>op=incluiPessoa</text:p>
          </draw:text-box>
        </draw:frame>
        <draw:line draw:style-name="gr5" draw:text-style-name="P1" draw:layer="layout" svg:x1="12.43cm" svg:y1="21.447cm" svg:x2="18.526cm" svg:y2="21.447cm">
          <text:p/>
        </draw:line>
        <draw:line draw:style-name="gr5" draw:text-style-name="P1" draw:layer="layout" svg:x1="18.526cm" svg:y1="21.447cm" svg:x2="18.526cm" svg:y2="13.065cm">
          <text:p/>
        </draw:line>
        <draw:line draw:style-name="gr1" draw:text-style-name="P1" draw:layer="layout" svg:x1="18.78cm" svg:y1="12.557cm" svg:x2="12.303cm" svg:y2="12.557cm">
          <text:p/>
        </draw:line>
        <draw:frame draw:style-name="gr3" draw:text-style-name="P3" draw:layer="layout" svg:width="2.794cm" svg:height="0.962cm" svg:x="14.716cm" svg:y="20.558cm">
          <draw:text-box>
            <text:p>op=lista</text:p>
          </draw:text-box>
        </draw:frame>
        <draw:custom-shape draw:style-name="gr2" draw:text-style-name="P1" draw:layer="layout" svg:width="4.064cm" svg:height="1.143cm" svg:x="8.366cm" svg:y="20.812cm">
          <text:p text:style-name="P2">sucesso.jsp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112cm" svg:height="0.962cm" svg:x="10.271cm" svg:y="19.215cm">
          <draw:text-box>
            <text:p>result=ok</text:p>
          </draw:text-box>
        </draw:frame>
        <draw:custom-shape draw:style-name="gr2" draw:text-style-name="P1" draw:layer="layout" svg:width="4.064cm" svg:height="1.143cm" svg:x="5.699cm" svg:y="25.087cm">
          <text:p text:style-name="P2">erro.jsp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731cm" svg:y1="17.637cm" svg:x2="7.731cm" svg:y2="25.13cm">
          <text:p/>
        </draw:line>
        <draw:frame draw:style-name="gr3" draw:text-style-name="P3" draw:layer="layout" svg:width="6.731cm" svg:height="0.962cm" svg:x="7.631cm" svg:y="22.709cm">
          <draw:text-box>
            <text:p>op=incluiPessoa</text:p>
          </draw:text-box>
        </draw:frame>
        <draw:frame draw:style-name="gr6" draw:text-style-name="P3" draw:layer="layout" svg:width="7.112cm" svg:height="0.962cm" svg:x="7.631cm" svg:y="23.398cm">
          <draw:text-box>
            <text:p>result=erro</text:p>
          </draw:text-box>
        </draw:frame>
        <draw:line draw:style-name="gr5" draw:text-style-name="P1" draw:layer="layout" svg:x1="9.763cm" svg:y1="25.638cm" svg:x2="18.78cm" svg:y2="25.638cm">
          <text:p/>
        </draw:line>
        <draw:frame draw:style-name="gr3" draw:text-style-name="P3" draw:layer="layout" svg:width="2.794cm" svg:height="0.962cm" svg:x="12.049cm" svg:y="24.749cm">
          <draw:text-box>
            <text:p>op=lista</text:p>
          </draw:text-box>
        </draw:frame>
        <draw:line draw:style-name="gr5" draw:text-style-name="P1" draw:layer="layout" svg:x1="18.78cm" svg:y1="25.638cm" svg:x2="18.78cm" svg:y2="12.557cm">
          <text:p/>
        </draw:line>
        <draw:line draw:style-name="gr1" draw:text-style-name="P1" draw:layer="layout" svg:x1="18.526cm" svg:y1="13.065cm" svg:x2="12.303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9:26:21.366734040</meta:creation-date>
    <dc:date>2017-04-05T19:37:15.753482008</dc:date>
    <meta:editing-duration>PT10M21S</meta:editing-duration>
    <meta:editing-cycles>4</meta:editing-cycles>
    <meta:generator>LibreOffice/5.1.6.2$Linux_X86_64 LibreOffice_project/10m0$Build-2</meta:generator>
    <meta:document-statistic meta:object-count="23"/>
  </office:meta>
</office:document-meta>
</file>